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1000000588CD1A506.jpg"/>
  <manifest:file-entry manifest:media-type="image/png" manifest:full-path="Pictures/10000000000000C10000001F9820AE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2" style:family="presentation" style:parent-style-name="Title1-subtitle">
      <style:graphic-properties draw:stroke="none" draw:fill="none" draw:fill-color="#9186ba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no-wrap" draw:shadow="hidden" draw:shadow-color="#3e3e5c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5" style:family="presentation" style:parent-style-name="Default-outline1">
      <style:graphic-properties draw:stroke="none" draw:fill="none" draw:fill-color="#9186ba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no-wrap" draw:shadow="hidden" draw:shadow-color="#3e3e5c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7" style:family="presentation" style:parent-style-name="Default-title">
      <style:graphic-properties draw:fill-color="#ffffff" fo:min-height="2.926cm"/>
    </style:style>
    <style:style style:name="pr8" style:family="presentation" style:parent-style-name="Default-outline1">
      <style:graphic-properties draw:fill-color="#ffffff" fo:min-height="14.145cm"/>
    </style:style>
    <style:style style:name="pr9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cm" fo:margin-bottom="0.282cm" text:enable-numbering="false" fo:text-indent="0cm"/>
    </style:style>
    <style:style style:name="P4" style:family="paragraph">
      <style:paragraph-properties fo:margin-left="1.27cm" fo:margin-right="0cm" fo:margin-top="0cm" fo:margin-bottom="0cm" text:enable-numbering="false" fo:text-indent="0cm"/>
    </style:style>
    <style:style style:name="P5" style:family="paragraph">
      <style:paragraph-properties fo:margin-left="1.27cm" fo:margin-right="0cm" fo:margin-top="0cm" fo:margin-bottom="0.282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cm" fo:margin-bottom="0.282cm" text:enable-numbering="tru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margin-left="3.175cm" fo:margin-right="0cm" fo:text-indent="-0.635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text:enable-numbering="true" fo:text-indent="-0.952cm"/>
    </style:style>
    <style:style style:name="P14" style:family="paragraph">
      <style:paragraph-properties fo:margin-left="1.27cm" fo:margin-right="0cm" fo:margin-top="0cm" fo:margin-bottom="0.282cm" text:enable-numbering="false" fo:text-indent="0cm"/>
      <style:text-properties fo:font-size="24pt"/>
    </style:style>
    <style:style style:name="P15" style:family="paragraph">
      <style:paragraph-properties fo:margin-left="1.27cm" fo:margin-right="0cm" fo:margin-top="0cm" fo:margin-bottom="0cm" text:enable-numbering="false" fo:text-indent="0cm"/>
      <style:text-properties fo:font-size="24pt"/>
    </style:style>
    <style:style style:name="P16" style:family="paragraph">
      <style:paragraph-properties fo:margin-left="1.27cm" fo:margin-right="0cm" fo:margin-top="0cm" fo:margin-bottom="0.282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17" style:family="paragraph">
      <style:paragraph-properties fo:margin-left="1.27cm" fo:margin-right="0cm" fo:margin-top="0cm" fo:margin-bottom="0.282cm" text:enable-numbering="false" fo:text-indent="0cm" style:writing-mode="lr-tb"/>
      <style:text-properties fo:font-size="24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ff00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'Lucida Grande'" style:font-pitch="fixed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Introduction to Gentoo Linux</presentation:header-decl>
      <presentation:footer-decl presentation:name="ftr1">Rajiv Aaron Manglani &lt;rajiv@alum.mit.edu&gt;</presentation:footer-decl>
      <presentation:date-time-decl presentation:name="dtd1" presentation:source="current-date" style:data-style-name="D3"/>
      <draw:page draw:name="Release Enginee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Release Engineering</text:span></text:p>
          </draw:text-box>
        </draw:frame>
        <draw:frame presentation:style-name="pr2" draw:text-style-name="P2" draw:layer="layout" svg:width="17.78cm" svg:height="6.986cm" svg:x="3.81cm" svg:y="11.6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Chris Gianelloni</text:span><text:span text:style-name="T2"><text:line-break/></text:span><text:span text:style-name="T2">Release Engineering Le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line-break/></text:span><text:span text:style-name="T2">February 24th,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wolf31o2@gentoo.or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lease Process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Release Process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2">Initial snapshot date chosen</text:span></text:p>
              </text:list-item>
            </text:list>
            <text:list text:style-name="L3">
              <text:list-item>
                <text:p text:style-name="P7"><text:span text:style-name="T2">Pre-snapshot QA performed</text:span></text:p>
              </text:list-item>
            </text:list>
            <text:list text:style-name="L3">
              <text:list-item>
                <text:p text:style-name="P7"><text:span text:style-name="T2">Initial snapshot taken</text:span></text:p>
              </text:list-item>
            </text:list>
            <text:list text:style-name="L3">
              <text:list-item>
                <text:p text:style-name="P7"><text:span text:style-name="T2">Profiles are updated to reflect changes/improvements</text:span></text:p>
              </text:list-item>
            </text:list>
            <text:list text:style-name="L3">
              <text:list-item>
                <text:p text:style-name="P7"><text:span text:style-name="T2">Snapshot finalized and frozen</text:span></text:p>
              </text:list-item>
            </text:list>
            <text:list text:style-name="L3">
              <text:list-item>
                <text:p text:style-name="P7"><text:span text:style-name="T2">Stages are built for each architecture</text:span></text:p>
              </text:list-item>
            </text:list>
            <text:list text:style-name="L3">
              <text:list-item>
                <text:p text:style-name="P7"><text:span text:style-name="T2">Install CD images are built for each architecture</text:span></text:p>
              </text:list-item>
            </text:list>
            <text:list text:style-name="L3">
              <text:list-item>
                <text:p text:style-name="P7"><text:span text:style-name="T2">Live CD images are built for participating architectures</text:span></text:p>
              </text:list-item>
            </text:list>
            <text:list text:style-name="L3">
              <text:list-item>
                <text:p text:style-name="P7"><text:span text:style-name="T2">Packages CD images are built for participating architectures</text:span></text:p>
              </text:list-item>
            </text:list>
            <text:list text:style-name="L3">
              <text:list-item>
                <text:p text:style-name="P7"><text:span text:style-name="T2">Netboot images created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lease Process (cont.)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Release Process (cont.)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Final QA is performed on all media</text:p>
              </text:list-item>
            </text:list>
            <text:list text:style-name="L3">
              <text:list-item>
                <text:p text:style-name="P7">Release Notes are written for each architecture</text:p>
              </text:list-item>
            </text:list>
            <text:list text:style-name="L3">
              <text:list-item>
                <text:p text:style-name="P7">All release media is uploaded to the Release Engineering build server</text:p>
              </text:list-item>
            </text:list>
            <text:list text:style-name="L3">
              <text:list-item>
                <text:p text:style-name="P7">All release media is signed with the Release Engineering GPG key</text:p>
              </text:list-item>
            </text:list>
            <text:list text:style-name="L3">
              <text:list-item>
                <text:p text:style-name="P7">Final versions of all spec files and kernel configs are committed to CVS</text:p>
              </text:list-item>
            </text:list>
            <text:list text:style-name="L3">
              <text:list-item>
                <text:p text:style-name="P7">Cover art is created for the release</text:p>
              </text:list-item>
            </text:list>
            <text:list text:style-name="L3">
              <text:list-item>
                <text:p text:style-name="P7">All files are staged to the mirrors prior to the actual release date</text:p>
              </text:list-item>
            </text:list>
            <text:list text:style-name="L3">
              <text:list-item>
                <text:p text:style-name="P7">Release!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3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talyst Introduction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Catalyst Introduction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9">Release-building tool designed to be functional and extensible</text:p>
              </text:list-item>
            </text:list>
            <text:list text:style-name="L3">
              <text:list-item>
                <text:p text:style-name="P9">Comprised of several targets which it can build</text:p>
              </text:list-item>
            </text:list>
            <text:list text:style-name="L3">
              <text:list-item>
                <text:list>
                  <text:list-item>
                    <text:p text:style-name="P10">Stages 1 through 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nstall/Live C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ntoo Reference Platform (GRP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tage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etbo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nderbox</text:p>
                  </text:list-item>
                </text:list>
              </text:list-item>
            </text:list>
            <text:list text:style-name="L3">
              <text:list-item>
                <text:p text:style-name="P9">Each target has a specific function and capabilities</text:p>
              </text:list-item>
            </text:list>
            <text:list text:style-name="L3">
              <text:list-item>
                <text:p text:style-name="P9">Targets can use a spec file or command line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pec Keys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Spec Keys</text:p>
          </draw:text-box>
        </draw:frame>
        <draw:frame presentation:style-name="pr8" draw:layer="layout" svg:width="21.802cm" svg:height="14.145cm" svg:x="1.693cm" svg:y="4.233cm" presentation:class="outline" presentation:user-transformed="true">
          <draw:text-box>
            <text:list text:style-name="L3">
              <text:list-item>
                <text:p text:style-name="P9">All targets have required keys</text:p>
              </text:list-item>
            </text:list>
            <text:list text:style-name="L3">
              <text:list-item>
                <text:list>
                  <text:list-item>
                    <text:p text:style-name="P10">sub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ro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napsh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urce_subpath</text:p>
                  </text:list-item>
                </text:list>
              </text:list-item>
            </text:list>
            <text:list text:style-name="L3">
              <text:list-item>
                <text:p text:style-name="P9">Some targets are more customizable than others</text:p>
              </text:list-item>
            </text:list>
            <text:list text:style-name="L3">
              <text:list-item>
                <text:list>
                  <text:list-item>
                    <text:p text:style-name="P10">Stage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SE (use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Runlevel controls (rcadd/rcdel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cripts for customization (fsscrip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ive C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X configuration (xinitrc/xdm/xsession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sers (user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Stages 1 Through 3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Stages 1 Through 3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2">Tarballs designed to be used for building a Gentoo system with a specific level of pre-configur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Stage 1 is used to bootstrap a system or to add support for a new architecture 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Stage 2 has been bootstrapped with a new tool chain and is ready for pack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Stage 3 is the default set of packages with the default USE for a given profil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Stages 2 and 3 can be optimized for specific sub-architectures, allowing for faster installation</text:span></text:p>
              </text:list-item>
            </text:list>
            <text:list text:style-name="L3">
              <text:list-item>
                <text:p text:style-name="P13"><text:span text:style-name="T2">Stage 3 installations are the only supported stages for installation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nstall/Live CD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Install/Live CD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2">Consists of two stag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The first stage installs pack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The second stage adds kernels and any external kernel modules or kernel-dependent packag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Creates media based on “livecd/type” spec file ke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generic-livec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gentoo-release-livec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gentoo-release-minim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gentoo-release-universal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Produces an ISO imag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squashf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zisof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loop/noloop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ntoo Reference Platform (GRP)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Gentoo Reference Platform (GRP)</text:p>
          </draw:text-box>
        </draw:frame>
        <draw:frame presentation:style-name="pr5" draw:text-style-name="P8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2">Pre-compiled packages built using a stage 3 tarball for the see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USE flag changes are minimiz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ust be redistributable as a bina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Designed to be used with the same snapshot the packages were built against</text:span></text:p>
              </text:list-item>
            </text:list>
            <text:list text:style-name="L3">
              <text:list-item>
                <text:p text:style-name="P7"><text:span text:style-name="T2">Designed to allow for quick installation of packages which generally have long compile times or are wanted by large numbers of peop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GNO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K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OpenOffice.org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8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tage 4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Stage 4</text:p>
          </draw:text-box>
        </draw:frame>
        <draw:frame presentation:style-name="pr8" draw:layer="layout" svg:width="21.802cm" svg:height="14.145cm" svg:x="1.693cm" svg:y="4.233cm" presentation:class="outline" presentation:user-transformed="true">
          <draw:text-box>
            <text:list text:style-name="L3">
              <text:list-item>
                <text:p text:style-name="P9">Created to provide pre-built system configurations for fast deployments</text:p>
              </text:list-item>
            </text:list>
            <text:list text:style-name="L3">
              <text:list-item>
                <text:p text:style-name="P9">Provides everything necessary for a complete system</text:p>
              </text:list-item>
            </text:list>
            <text:list text:style-name="L3">
              <text:list-item>
                <text:p text:style-name="P9">Uses system packages from stage 3</text:p>
              </text:list-item>
            </text:list>
            <text:list text:style-name="L3">
              <text:list-item>
                <text:p text:style-name="P9">Provides a compiled kernel</text:p>
              </text:list-item>
            </text:list>
            <text:list text:style-name="L3">
              <text:list-item>
                <text:p text:style-name="P9">Provides a bootloader</text:p>
              </text:list-item>
            </text:list>
            <text:list text:style-name="L3">
              <text:list-item>
                <text:p text:style-name="P9">Provides additional packages</text:p>
              </text:list-item>
            </text:list>
            <text:list text:style-name="L3">
              <text:list-item>
                <text:p text:style-name="P9">Allows for customization of files via scripts and file-system overlays</text:p>
              </text:list-item>
            </text:list>
            <text:list text:style-name="L3">
              <text:list-item>
                <text:p text:style-name="P9">Unpack, run bootloader, reboot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etboot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Netboot</text:p>
          </draw:text-box>
        </draw:frame>
        <draw:frame presentation:style-name="pr8" draw:layer="layout" svg:width="21.802cm" svg:height="14.145cm" svg:x="1.693cm" svg:y="4.233cm" presentation:class="outline">
          <draw:text-box>
            <text:list text:style-name="L3">
              <text:list-item>
                <text:p text:style-name="P9">Bootable network images for running Gentoo Linux on hosts without needing access to local media</text:p>
              </text:list-item>
            </text:list>
            <text:list text:style-name="L3">
              <text:list-item>
                <text:list>
                  <text:list-item>
                    <text:p text:style-name="P10">Alph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PP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P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PARC</text:p>
                  </text:list-item>
                </text:list>
              </text:list-item>
            </text:list>
            <text:list text:style-name="L3">
              <text:list-item>
                <text:p text:style-name="P9">Very small size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Tinderbox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Tinderbox</text:p>
          </draw:text-box>
        </draw:frame>
        <draw:frame presentation:style-name="pr8" draw:layer="layout" svg:width="21.802cm" svg:height="14.145cm" svg:x="1.693cm" svg:y="4.233cm" presentation:class="outline">
          <draw:text-box>
            <text:list text:style-name="L3">
              <text:list-item>
                <text:p text:style-name="P9">Unique target designed for testing, rather than building media</text:p>
              </text:list-item>
            </text:list>
            <text:list text:style-name="L3">
              <text:list-item>
                <text:p text:style-name="P9">Starts clean from a stage 3 tarball for each package</text:p>
              </text:list-item>
            </text:list>
            <text:list text:style-name="L3">
              <text:list-item>
                <text:p text:style-name="P9">Procedure</text:p>
              </text:list-item>
            </text:list>
            <text:list text:style-name="L3">
              <text:list-item>
                <text:list>
                  <text:list-item>
                    <text:p text:style-name="P10">Unpack stage 3 tarba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py “clean” stage 3 to temporary lo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erge first package in the list, and all of its dependenc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lean work area by using rsync from the clean temporary lo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rocess next package ...</text:p>
                  </text:list-item>
                </text:list>
              </text:list-item>
            </text:list>
            <text:list text:style-name="L3">
              <text:list-item>
                <text:p text:style-name="P9">Used by Release Engineering prior to release for QA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Automated QA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Automated QA</text:p>
          </draw:text-box>
        </draw:frame>
        <draw:frame presentation:style-name="pr8" draw:layer="layout" svg:width="21.802cm" svg:height="14.145cm" svg:x="1.693cm" svg:y="4.233cm" presentation:class="outline">
          <draw:text-box>
            <text:list text:style-name="L3">
              <text:list-item>
                <text:p text:style-name="P9">Automated snapshots tested on a regular basis on multiple architectures</text:p>
              </text:list-item>
            </text:list>
            <text:list text:style-name="L3">
              <text:list-item>
                <text:list>
                  <text:list-item>
                    <text:p text:style-name="P10">Stages 1 through 3 built against the snapsh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nderbox run using common large or complex pack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GNO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KD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zilla Firefox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zilla Thuderbir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H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OpenOffice.or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X.Org X11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Xf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Manual QA" draw:style-name="dp1" draw:master-page-name="Default" presentation:presentation-page-layout-name="AL2T1">
        <draw:frame presentation:style-name="pr7" draw:layer="layout" svg:width="19.474cm" svg:height="2.926cm" svg:x="5.503cm" svg:y="0.336cm" presentation:class="title">
          <draw:text-box>
            <text:p text:style-name="P6">Manual QA</text:p>
          </draw:text-box>
        </draw:frame>
        <draw:frame presentation:style-name="pr8" draw:layer="layout" svg:width="21.802cm" svg:height="14.145cm" svg:x="1.693cm" svg:y="4.233cm" presentation:class="outline">
          <draw:text-box>
            <text:list text:style-name="L3">
              <text:list-item>
                <text:p text:style-name="P9">Live CD builds on multiple architectures</text:p>
              </text:list-item>
            </text:list>
            <text:list text:style-name="L3">
              <text:list-item>
                <text:list>
                  <text:list-item>
                    <text:p text:style-name="P10">Alph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MD6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P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x86</text:p>
                  </text:list-item>
                </text:list>
              </text:list-item>
            </text:list>
            <text:list text:style-name="L3">
              <text:list-item>
                <text:p text:style-name="P9">Testing changes prior to putting them into the tree</text:p>
              </text:list-item>
            </text:list>
            <text:list text:style-name="L3">
              <text:list-item>
                <text:list>
                  <text:list-item>
                    <text:p text:style-name="P10">Profile chan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ackage manager changes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los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Release Engineering</text:span></text:p>
          </draw:text-box>
        </draw:frame>
        <draw:frame presentation:style-name="pr2" draw:text-style-name="P17" draw:layer="layout" svg:width="17.78cm" svg:height="6.986cm" svg:x="3.81cm" svg:y="11.6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2">Chris Gianelloni</text:span><text:span text:style-name="T2"><text:line-break/></text:span><text:span text:style-name="T2">Release Engineering Le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"><text:line-break/></text:span><text:span text:style-name="T2">February 24th,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>wolf31o2@gentoo.or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4"/>
          <draw:frame presentation:style-name="pr3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Gothic" style:font-family-generic-asian="system" style:font-pitch-asian="variable" style:font-size-asian="40pt" style:font-style-asian="normal" style:font-weight-asian="bold" style:font-family-complex="Arial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Gothic" style:font-family-generic-asian="system" style:font-pitch-asian="variable" style:font-size-asian="40pt" style:font-style-asian="normal" style:font-weight-asian="bold" style:font-family-complex="Arial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186ba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4" style:family="graphic" style:parent-style-name="standard">
      <style:graphic-properties draw:stroke="none" draw:fill="solid" draw:fill-color="#46357c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 draw:page-number="4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3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474cm" svg:height="3.176cm" svg:x="5.503cm" svg:y="0.211cm" presentation:class="title" presentation:placeholder="true">
        <draw:text-box/>
      </draw:frame>
      <draw:frame presentation:style-name="Default-outline1" draw:layer="backgroundobjects" svg:width="21.802cm" svg:height="14.395cm" svg:x="1.693cm" svg:y="4.233cm" presentation:class="outlin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presentation:notes style:page-layout-name="PM0">
        <draw:rect draw:style-name="gr6" draw:text-style-name="P5" draw:layer="backgroundobjects" svg:width="19.05cm" svg:height="25.4cm" svg:x="0cm" svg:y="0cm">
          <text:p/>
        </draw:rect>
        <draw:frame presentation:style-name="pr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2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13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5" draw:layer="backgroundobjects" svg:width="19.05cm" svg:height="25.4cm" svg:x="0cm" svg:y="0cm">
          <text:p/>
        </draw:rect>
        <draw:frame presentation:style-name="pr3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3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dc:title>Introduction to Gentoo Linux</dc:title>
    <meta:initial-creator>Rajiv Aaron Manglani</meta:initial-creator>
    <meta:creation-date>2003-01-19T19:45:53</meta:creation-date>
    <dc:creator>Chris Gianelloni</dc:creator>
    <dc:date>2007-02-24T20:55:20</dc:date>
    <meta:print-date>2006-01-17T01:15:27</meta:print-date>
    <dc:language>en-US</dc:language>
    <meta:editing-cycles>241</meta:editing-cycles>
    <meta:editing-duration>PT13H37M5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